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44cm" style:rel-column-width="7880*"/>
    </style:style>
    <style:style style:name="Table1.B" style:family="table-column">
      <style:table-column-properties style:column-width="6.454cm" style:rel-column-width="24879*"/>
    </style:style>
    <style:style style:name="Table1.C" style:family="table-column">
      <style:table-column-properties style:column-width="2.422cm" style:rel-column-width="9335*"/>
    </style:style>
    <style:style style:name="Table1.D" style:family="table-column">
      <style:table-column-properties style:column-width="6.08cm" style:rel-column-width="234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 de Pagos</text:p>
      <text:p text:style-name="P1">Compañía : <text:text-input text:description="&lt;o.employee_id.company_id.name&gt;">Compañia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Nombre:</text:p>
          </table:table-cell>
          <table:table-cell table:style-name="Table1.A1" office:value-type="string">
            <text:p text:style-name="P7"><text:text-input text:description="&lt;o.employee_id&gt;">Nombre Empleado</text:text-input></text:p>
          </table:table-cell>
          <table:table-cell table:style-name="Table1.A1" office:value-type="string">
            <text:p text:style-name="P10">C.I:</text:p>
          </table:table-cell>
          <table:table-cell table:style-name="Table1.D1" office:value-type="string">
            <text:p text:style-name="P7"><text:text-input text:description="&lt;o.employee_id.identification_id&gt;">Cédula/Pasaporte</text:text-input></text:p>
          </table:table-cell>
        </table:table-row>
        <table:table-row>
          <table:table-cell table:style-name="Table1.A2" office:value-type="string">
            <text:p text:style-name="P10">Desde:</text:p>
          </table:table-cell>
          <table:table-cell table:style-name="Table1.A2" office:value-type="string">
            <text:p text:style-name="P7"><text:text-input text:description="&lt;o.date_from&gt;">Fecha Desde</text:text-input></text:p>
          </table:table-cell>
          <table:table-cell table:style-name="Table1.A2" office:value-type="string">
            <text:p text:style-name="P10">Hasta:</text:p>
          </table:table-cell>
          <table:table-cell table:style-name="Table1.D2" office:value-type="string">
            <text:p text:style-name="P7"><text:text-input text:description="&lt;o.date_to&gt;">Fecha Hasta</text:text-input></text:p>
          </table:table-cell>
        </table:table-row>
        <table:table-row>
          <table:table-cell table:style-name="Table1.A2" office:value-type="string">
            <text:p text:style-name="P10">Cargo:</text:p>
          </table:table-cell>
          <table:table-cell table:style-name="Table1.A2" office:value-type="string">
            <text:p text:style-name="P9"><text:text-input text:description="&lt;o.contract_id.employee_id.job_id or ''&gt;">Puesto</text:text-input></text:p>
          </table:table-cell>
          <table:table-cell table:style-name="Table1.A2" office:value-type="string">
            <text:p text:style-name="P10">Referencia:</text:p>
          </table:table-cell>
          <table:table-cell table:style-name="Table1.D2" office:value-type="string">
            <text:p text:style-name="P7"><text:text-input text:description="&lt;o.number&gt;">Referencia</text:text-input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Ingresos</text:p>
          </table:table-cell>
          <table:covered-table-cell/>
        </table:table-row>
        <table:table-row>
          <table:table-cell table:style-name="Table2.A2" office:value-type="string">
            <text:p text:style-name="P6"><text:text-input text:description="&lt;for each=&quot;line in o.line_ids&quot;&gt;">&lt;for each="line in ingresos"&gt;</text:text-input>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3"><text:text-input text:description="&lt;if test=&quot;line.salary_rule_id&quot;&gt;">&lt;if test="line.salary_rule_id"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B2" table:number-columns-spanned="2" office:value-type="string">
            <text:p text:style-name="P13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11"><text:text-input text:description="&lt;line.name&gt;">Nombre-I</text:text-input></text:p>
          </table:table-cell>
          <table:table-cell table:style-name="Table2.B2" office:value-type="string">
            <text:p text:style-name="P11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3"><text:text-input text:description="&lt;/if&gt;">&lt;/if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<text:text-input text:description="&lt;/if&gt;">&lt;/if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<text:text-input text:description="&lt;if test=&quot;line.extra_i_o_id&quot;&gt;">&lt;if test="line.extra_i_o_id"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B2" table:number-columns-spanned="2" office:value-type="string">
            <text:p text:style-name="P13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11"><text:text-input text:description="&lt;line.name&gt;">Nombre-I</text:text-input></text:p>
          </table:table-cell>
          <table:table-cell table:style-name="Table2.B2" office:value-type="string">
            <text:p text:style-name="P11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3"><text:text-input text:description="&lt;/if&gt;">&lt;/if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<text:text-input text:description="&lt;/if&gt;">&lt;/if&gt;</text:text-input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5">Egres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for each=&quot;line in o.line_ids&quot;&gt;">&lt;for each="line in egresos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11"><text:text-input text:description="&lt;line.name&gt;">Name-E</text:text-input></text:p>
          </table:table-cell>
          <table:table-cell table:style-name="Table2.B2" office:value-type="string">
            <text:p text:style-name="P11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3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11"><text:text-input text:description="&lt;line.name&gt;">Name-E</text:text-input></text:p>
          </table:table-cell>
          <table:table-cell table:style-name="Table2.B2" office:value-type="string">
            <text:p text:style-name="P11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3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3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A27" table:number-columns-spanned="2" office:value-type="string">
            <text:p text:style-name="P11"><text:span text:style-name="T1">Total a Recibir: </text:span>$ <text:span text:style-name="T1"><text:text-input text:description="&lt;&quot;{0:.2f}&quot;.format(o.payslip_net)&gt;">Neto</text:text-input></text:span></text:p>
          </table:table-cell>
          <table:covered-table-cell/>
        </table:table-row>
      </table:table>
      <text:p text:style-name="P3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2"/>
            <text:p text:style-name="P12"/>
            <text:p text:style-name="P12">_______________________</text:p>
            <text:p text:style-name="P12">Firma Autorizada</text:p>
          </table:table-cell>
          <table:table-cell table:style-name="Firmas.A1" office:value-type="string">
            <text:p text:style-name="P4"/>
            <text:p text:style-name="P4"/>
            <text:p text:style-name="P4">_______________________</text:p>
            <text:p text:style-name="P4">Recibí Conforme</text:p>
            <text:p text:style-name="P8"><text:text-input text:description="&lt;o.employee_id&gt;">Nombre Empleado</text:text-input></text:p>
            <text:p text:style-name="P8">C.I: <text:text-input text:description="&lt;o.employee_id.identification_id&gt;">Cédula/Pasaport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3-05-08T14:48:12</dc:date>
    <dc:creator>Carlos Yumbillo</dc:creator>
    <meta:editing-duration>PT5H31M34S</meta:editing-duration>
    <meta:editing-cycles>43</meta:editing-cycles>
    <meta:document-statistic meta:table-count="3" meta:image-count="0" meta:object-count="0" meta:page-count="1" meta:paragraph-count="51" meta:word-count="104" meta:character-count="1010" meta:non-whitespace-character-count="957"/>
  </office:meta>
</office:document-meta>
</file>